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21" table:default-cell-style-name="ce5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6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2">
            <text:p>05/22/14</text:p>
          </table:table-cell>
          <table:table-cell office:value-type="string">
            <text:p>3 hours 3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4">
            <text:p>05/24/14</text:p>
          </table:table-cell>
          <table:table-cell office:value-type="string">
            <text:p>2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5">
            <text:p>05/25/14</text:p>
          </table:table-cell>
          <table:table-cell office:value-type="string">
            <text:p>4 hours 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6">
            <text:p>05/26/14</text:p>
          </table:table-cell>
          <table:table-cell office:value-type="string">
            <text:p>44 minutes</text:p>
          </table:table-cell>
          <table:table-cell table:number-columns-repeated="1022"/>
        </table:table-row>
        <table:table-row table:style-name="ro4">
          <table:table-cell office:value-type="string">
            <text:p>Hours for week 5/19-5/26</text:p>
          </table:table-cell>
          <table:table-cell office:value-type="string">
            <text:p>19 hours 1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7">
            <text:p>05/27/14</text:p>
          </table:table-cell>
          <table:table-cell office:value-type="string">
            <text:p>3 hours 21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8">
            <text:p>05/28/14</text:p>
          </table:table-cell>
          <table:table-cell table:number-columns-repeated="1023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5-28T10:19:37</dc:date>
    <meta:editing-cycles>70</meta:editing-cycles>
    <meta:editing-duration>PT2H32M17S</meta:editing-duration>
    <meta:document-statistic meta:table-count="3" meta:cell-count="111" meta:object-count="0"/>
  </office:meta>
</office:document-meta>
</file>